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masis MT Pro Black" svg:font-family="Amasis MT Pro Blac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masis MT Pro Black" fo:font-weight="bold" style:font-weight-asian="bold" style:font-weight-complex="bold" fo:color="#FF0000" fo:font-size="18pt" style:font-size-asian="18pt" style:font-size-complex="18pt" fo:language="fr" fo:country="FR"/>
    </style:style>
    <style:style style:name="P2" style:parent-style-name="Normal" style:family="paragraph">
      <style:text-properties fo:font-size="14pt" style:font-size-asian="14pt" style:font-size-complex="14pt" fo:language="fr" fo:country="FR"/>
    </style:style>
    <style:style style:name="P3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4" style:parent-style-name="Normal" style:family="paragraph">
      <style:text-properties fo:font-size="14pt" style:font-size-asian="14pt" style:font-size-complex="14pt" fo:language="fr" fo:country="FR"/>
    </style:style>
    <style:style style:name="P5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6" style:parent-style-name="Normal" style:family="paragraph">
      <style:text-properties fo:font-size="14pt" style:font-size-asian="14pt" style:font-size-complex="14pt" fo:language="fr" fo:country="FR"/>
    </style:style>
    <style:style style:name="P7" style:parent-style-name="Normal" style:family="paragraph">
      <style:text-properties fo:font-size="14pt" style:font-size-asian="14pt" style:font-size-complex="14pt" fo:language="fr" fo:country="FR"/>
    </style:style>
    <style:style style:name="P8" style:parent-style-name="Normal" style:family="paragraph">
      <style:text-properties fo:font-size="14pt" style:font-size-asian="14pt" style:font-size-complex="14pt" fo:language="fr" fo:country="FR"/>
    </style:style>
    <style:style style:name="P9" style:parent-style-name="Normal" style:family="paragraph">
      <style:text-properties fo:font-size="14pt" style:font-size-asian="14pt" style:font-size-complex="14pt" fo:language="fr" fo:country="FR"/>
    </style:style>
    <style:style style:name="P10" style:parent-style-name="Normal" style:family="paragraph">
      <style:text-properties fo:font-size="14pt" style:font-size-asian="14pt" style:font-size-complex="14pt" fo:language="fr" fo:country="FR"/>
    </style:style>
    <style:style style:name="P11" style:parent-style-name="Normal" style:family="paragraph">
      <style:text-properties fo:font-size="14pt" style:font-size-asian="14pt" style:font-size-complex="14pt" fo:language="fr" fo:country="FR"/>
    </style:style>
    <style:style style:name="P12" style:parent-style-name="Normal" style:family="paragraph">
      <style:text-properties fo:font-size="14pt" style:font-size-asian="14pt" style:font-size-complex="14pt" fo:language="fr" fo:country="FR"/>
    </style:style>
    <style:style style:name="T13" style:parent-style-name="Lienhypertexte" style:family="text">
      <style:text-properties fo:font-size="14pt" style:font-size-asian="14pt" style:font-size-complex="14pt" fo:language="fr" fo:country="FR"/>
    </style:style>
    <style:style style:name="T14" style:parent-style-name="Policepardéfaut" style:family="text">
      <style:text-properties fo:font-size="14pt" style:font-size-asian="14pt" style:font-size-complex="14pt" fo:language="fr" fo:country="FR"/>
    </style:style>
    <style:style style:name="P15" style:parent-style-name="Normal" style:family="paragraph">
      <style:text-properties fo:font-size="14pt" style:font-size-asian="14pt" style:font-size-complex="14pt" fo:language="fr" fo:country="FR"/>
    </style:style>
    <style:style style:name="P16" style:parent-style-name="Normal" style:family="paragraph">
      <style:text-properties fo:font-size="14pt" style:font-size-asian="14pt" style:font-size-complex="14pt" fo:language="fr" fo:country="FR"/>
    </style:style>
    <style:style style:name="P17" style:parent-style-name="Normal" style:family="paragraph">
      <style:text-properties fo:language="fr" fo:country="FR"/>
    </style:style>
  </office:automatic-styles>
  <office:body>
    <office:text text:use-soft-page-breaks="true">
      <text:p text:style-name="P1">BMS (Battery management system)</text:p>
      <text:p text:style-name="P2"/>
      <text:p text:style-name="P3">Ce que nous avons :<text:s/></text:p>
      <text:p text:style-name="P4">-piles (LiFePO4 3.2V 1500mAh)</text:p>
      <text:p text:style-name="P5">Ce qu’on veut :</text:p>
      <text:p text:style-name="P6">-Alimentation de 24V avec environ 10A(max)</text:p>
      <text:p text:style-name="P7"/>
      <text:p text:style-name="P8">Il nous faut aussi une régulation :</text:p>
      <text:p text:style-name="P9">-Pour cela il nous faut un BMS qui doit avoir 24V et<text:s/>minimum 15A pour être large.</text:p>
      <text:p text:style-name="P10">Nous allons aussi utiliser 7 piles en série puisque 7*3,2=22,4V.</text:p>
      <text:p text:style-name="P11"/>
      <text:p text:style-name="P12">Nous proposons donc un BMS 24V 20A 7s (avec 7 piles en série) LiFePO4 :</text:p>
      <text:p text:style-name="Normal"><text:a xlink:href="https://www.amazon.fr/DollaTek-7Series-Protection-Balancing-Lithium/dp/B083PPBSP3" office:target-frame-name="_top" xlink:show="replace"><text:span text:style-name="T13">https://www.amazon.fr/DollaTek-7Series-Protection-Balancing-Lithium/dp/B083PPBSP3</text:span></text:a><text:span text:style-name="T14"><text:s/></text:span></text:p>
      <text:p text:style-name="P15">Ce BMS est équipé de ce qui nous intéresse, c’est-à-dire un système d’équilibrage permettant de réguler le courant<text:s/>consommé<text:s/>entre chaque pile.</text:p>
      <text:p text:style-name="P16"/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masis MT Pro Black" svg:font-family="Amasis MT Pro Blac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rfc-language-tag="es-419" fo:language="es"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 rousseau</meta:initial-creator>
    <dc:creator>tom rousseau</dc:creator>
    <meta:creation-date>2021-12-14T15:17:00Z</meta:creation-date>
    <dc:date>2022-01-04T13:39:00Z</dc:date>
    <meta:template xlink:href="Normal" xlink:type="simple"/>
    <meta:editing-cycles>2</meta:editing-cycles>
    <meta:editing-duration>PT5100S</meta:editing-duration>
    <meta:document-statistic meta:page-count="1" meta:paragraph-count="1" meta:word-count="111" meta:character-count="726" meta:row-count="5" meta:non-whitespace-character-count="616"/>
  </office:meta>
</office:document-meta>
</file>